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3d9" officeooo:paragraph-rsid="0008e3d9"/>
    </style:style>
    <style:style style:name="P2" style:family="paragraph" style:parent-style-name="Standard">
      <style:text-properties officeooo:rsid="0009c9c9" officeooo:paragraph-rsid="0009c9c9"/>
    </style:style>
    <style:style style:name="P3" style:family="paragraph" style:parent-style-name="Standard">
      <style:text-properties officeooo:rsid="000c0174" officeooo:paragraph-rsid="000c0174"/>
    </style:style>
    <style:style style:name="P4" style:family="paragraph" style:parent-style-name="Standard">
      <style:text-properties fo:font-weight="normal" officeooo:rsid="000c0174" officeooo:paragraph-rsid="000c0174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c0174" officeooo:paragraph-rsid="000c0174" style:font-weight-asian="bold" style:font-weight-complex="bold"/>
    </style:style>
    <style:style style:name="P6" style:family="paragraph" style:parent-style-name="Standard">
      <style:paragraph-properties style:writing-mode="lr-tb"/>
      <style:text-properties officeooo:rsid="0009c9c9" officeooo:paragraph-rsid="001042ae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42ae" officeooo:paragraph-rsid="0009c9c9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8e3d9" officeooo:paragraph-rsid="0008e3d9" style:font-weight-asian="bold" style:font-weight-complex="bold"/>
    </style:style>
    <style:style style:name="P9" style:family="paragraph" style:parent-style-name="Text_20_body">
      <style:paragraph-properties fo:line-height="150%" style:shadow="none"/>
      <style:text-properties fo:font-size="11pt" officeooo:paragraph-rsid="001976d3" style:font-size-asian="11pt" style:font-size-complex="11pt"/>
    </style:style>
    <style:style style:name="P10" style:family="paragraph" style:parent-style-name="Text_20_body">
      <style:paragraph-properties fo:line-height="150%" fo:text-align="end" style:justify-single-word="false" style:shadow="none"/>
      <style:text-properties fo:font-size="11pt" officeooo:rsid="001976d3" officeooo:paragraph-rsid="001976d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c9" style:font-weight-asian="bold" style:font-weight-complex="bold"/>
    </style:style>
    <style:style style:name="T3" style:family="text">
      <style:text-properties officeooo:rsid="000c0174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0c0174"/>
    </style:style>
    <style:style style:name="T6" style:family="text">
      <style:text-properties fo:font-variant="small-caps" officeooo:rsid="001042ae"/>
    </style:style>
    <style:style style:name="T7" style:family="text">
      <style:text-properties fo:font-variant="small-caps" officeooo:rsid="00183134"/>
    </style:style>
    <style:style style:name="T8" style:family="text">
      <style:text-properties officeooo:rsid="000d8f38"/>
    </style:style>
    <style:style style:name="T9" style:family="text">
      <style:text-properties officeooo:rsid="000fc375"/>
    </style:style>
    <style:style style:name="T10" style:family="text">
      <style:text-properties officeooo:rsid="001042ae"/>
    </style:style>
    <style:style style:name="T11" style:family="text">
      <style:text-properties fo:font-variant="normal" fo:text-transform="none"/>
    </style:style>
    <style:style style:name="T12" style:family="text">
      <style:text-properties fo:font-variant="normal" fo:text-transform="none" officeooo:rsid="001042ae"/>
    </style:style>
    <style:style style:name="T13" style:family="text">
      <style:text-properties fo:font-variant="normal" fo:text-transform="none" officeooo:rsid="00183134"/>
    </style:style>
    <style:style style:name="T14" style:family="text">
      <style:text-properties officeooo:rsid="001387d4"/>
    </style:style>
    <style:style style:name="T15" style:family="text">
      <style:text-properties officeooo:rsid="00183134"/>
    </style:style>
    <style:style style:name="T16" style:family="text">
      <style:text-properties officeooo:rsid="001976d3"/>
    </style:style>
    <style:style style:name="T17" style:family="text">
      <style:text-properties style:text-position="super 58%" officeooo:rsid="001976d3"/>
    </style:style>
    <style:style style:name="T18" style:family="text">
      <style:text-properties style:text-position="0% 100%"/>
    </style:style>
    <style:style style:name="T19" style:family="text">
      <style:text-properties officeooo:rsid="001a7e0b"/>
    </style:style>
    <style:style style:name="T20" style:family="text">
      <style:text-properties officeooo:rsid="001ba205"/>
    </style:style>
    <style:style style:name="T21" style:family="text">
      <style:text-properties officeooo:rsid="001df8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4">L</text:span>a nature grammaticale des mots <text:span text:style-name="T16">(6</text:span><text:span text:style-name="T17">e</text:span><text:span text:style-name="T16">)</text:span></text:p>
      <text:p text:style-name="P3"><text:span text:style-name="T1">« le très petit renard »</text:span></text:p>
      <text:p text:style-name="P3"><text:tab/><text:tab/>Un <text:span text:style-name="T4">groupe nominal</text:span> est une série de mots autour d’un <text:span text:style-name="T4">nom</text:span> : </text:p>
      <text:p text:style-name="P3"><text:tab/><text:tab/><text:span text:style-name="T4">déterminant</text:span>, <text:span text:style-name="T4">adjectif</text:span>, <text:span text:style-name="T4">adverbe</text:span></text:p>
      <text:p text:style-name="P3"/>
      <text:p text:style-name="P5">« <text:span text:style-name="T8">Tiens ! </text:span>Je vois <text:span text:style-name="T8">que </text:span>le très petit renard que j’avais déjà vu hier <text:span text:style-name="T8">est encore là.</text:span>»</text:p>
      <text:p text:style-name="P4"><text:tab/><text:tab/>Une <text:span text:style-name="T4">proposition</text:span> est une série de mots autour d’un <text:span text:style-name="T4">verbe</text:span>.</text:p>
      <text:p text:style-name="P1"/>
      <text:p text:style-name="P1"><text:span text:style-name="T1">« voiture »</text:span>, « <text:span text:style-name="T1">yeux »</text:span></text:p>
      <text:p text:style-name="P1"><text:tab/><text:tab/>Un <text:span text:style-name="T4">nom</text:span> <text:span text:style-name="T21">se reconnaît ç </text:span>peut être précédé d’un <text:span text:style-name="T4">déterminant</text:span> comme « le » ou « les ».</text:p>
      <text:p text:style-name="P1"/>
      <text:p text:style-name="P1"><text:span text:style-name="T1">« grand »</text:span>, « <text:span text:style-name="T1">remarquable »</text:span></text:p>
      <text:p text:style-name="P1"><text:tab/><text:tab/>Un <text:span text:style-name="T4">adjectif</text:span> peut être mis au singulier ou au pluriel, au masculin comme au féminin.</text:p>
      <text:p text:style-name="P1"/>
      <text:p text:style-name="P1"><text:span text:style-name="T1">« remarquablement »</text:span>, « <text:span text:style-name="T1">très »</text:span></text:p>
      <text:p text:style-name="P1"><text:tab/><text:tab/>Un <text:span text:style-name="T4">adverbe</text:span> est invariable ; il modifie le sens d’un verbe, d’un adjectif ou d’un</text:p>
      <text:p text:style-name="P1"><text:tab/><text:tab/>adverbe</text:p>
      <text:p text:style-name="P1"/>
      <text:p text:style-name="P1"><text:span text:style-name="T1">« Chante »</text:span> ! « Je <text:span text:style-name="T1">crois</text:span> que… »</text:p>
      <text:p text:style-name="P1"><text:tab/><text:tab/>Un <text:span text:style-name="T4">verbe</text:span> se conjugue (<text:span text:style-name="T4">mode</text:span> <text:span text:style-name="T20">et </text:span><text:span text:style-name="T4">temps</text:span>, <text:span text:style-name="T20">parfois </text:span><text:span text:style-name="T4">personne</text:span>)</text:p>
      <text:p text:style-name="P1"/>
      <text:p text:style-name="P1"><text:span text:style-name="T1">« le », « quelques</text:span>, <text:span text:style-name="T1">trois »</text:span></text:p>
      <text:p text:style-name="P1"><text:tab/><text:tab/>Un <text:span text:style-name="T4">déterminant</text:span> détermine en genre et en nombre le nom avant lequel il est placé</text:p>
      <text:p text:style-name="P1"/>
      <text:p text:style-name="P1"><text:span text:style-name="T1">« me »</text:span>, « <text:span text:style-name="T2">certains »</text:span></text:p>
      <text:p text:style-name="P2"><text:tab/><text:tab/>Un <text:span text:style-name="T4">pronom</text:span> remplace <text:span text:style-name="T9">d’autrres personnes.</text:span></text:p>
      <text:p text:style-name="P2"/>
      <text:p text:style-name="P3"><text:span text:style-name="T1">« à »</text:span>, « <text:span text:style-name="T1">par »</text:span>, « <text:span text:style-name="T1">avec »</text:span></text:p>
      <text:p text:style-name="P3"><text:tab/><text:tab/>Une <text:span text:style-name="T4">préposition</text:span> est un mot <text:span text:style-name="T15">invariable </text:span>qui se place avant un <text:span text:style-name="T4">groupe nominal</text:span><text:span text:style-name="T11"> </text:span><text:span text:style-name="T13">et qui transforme ce </text:span><text:span text:style-name="T7">groupe nominal</text:span><text:span text:style-name="T13"> en un </text:span><text:span text:style-name="T7">groupe prepositionnel.</text:span></text:p>
      <text:p text:style-name="P2"/>
      <text:p text:style-name="P2"><text:span text:style-name="T1">« mais »</text:span>, « <text:span text:style-name="T1">ou »</text:span>, « <text:span text:style-name="T1">et »</text:span>, « <text:span text:style-name="T1">donc »</text:span>, « <text:span text:style-name="T1">or »</text:span>, « <text:span text:style-name="T1">ni »</text:span>, « <text:span text:style-name="T1">car »</text:span></text:p>
      <text:p text:style-name="P6"><text:tab/><text:tab/>Une <text:span text:style-name="T4">conjonction de coordination</text:span> colle <text:span text:style-name="T10">des </text:span><text:span text:style-name="T5">proposition</text:span><text:span text:style-name="T6">s </text:span><text:span text:style-name="T12">et des </text:span><text:span text:style-name="T6">groupes nominaux</text:span><text:span text:style-name="T12"> entre eux.</text:span></text:p>
      <text:p text:style-name="P2"/>
      <text:p text:style-name="P2"><text:span text:style-name="T1">« parce que »</text:span>, « <text:span text:style-name="T1">si »</text:span>, « <text:span text:style-name="T1">quand »</text:span></text:p>
      <text:p text:style-name="P2"><text:tab/><text:tab/>Une <text:span text:style-name="T4">conjonction de subordination</text:span> <text:span text:style-name="T3">annonce une nouvelle </text:span><text:span text:style-name="T5">proposition.</text:span></text:p>
      <text:p text:style-name="P7"/>
      <text:p text:style-name="P9"><text:span text:style-name="T10"><text:tab/>Hier soir, je rentre chez moi... Qu'est-ce que j'apprends ? J'apprends que le chat avait mangé la pâtée du chien… Ah, mon vieux ! J'ai mis le chat dehors.<text:line-break/><text:tab/>Là-dessus, qu'est-ce que j'apprends ? J'apprends que le chien avait mangé la côtelette de ma femme… Ah, mon vieux ! J'ai mis le chien dehors.<text:line-break/><text:tab/>Là-dessus, qu'est-ce que j'apprends ? Que ma femme avait mangé mon beefsteack. Ah, mon vieux !... J'ai mis ma femme dehors.<text:line-break/><text:tab/>Là-dessus, qu'est-ce que je découvre ? Que le lait que j'avais bu le matin était celui du chat. Ah, mon vieux !... <text:s/>J'ai fait rentrer tout le monde… Et je suis sorti. Sévère... mais juste.</text:span></text:p>
      <text:p text:style-name="P10">Raymond De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8:00:38.526030344</meta:creation-date>
    <dc:date>2020-12-06T21:24:15.707024325</dc:date>
    <meta:editing-duration>PT1H49M5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369" meta:character-count="1924" meta:non-whitespace-character-count="1550"/>
  </office:meta>
</office:document-meta>
</file>